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weight="bold" officeooo:rsid="00103a10" officeooo:paragraph-rsid="00103a1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weight="bold" officeooo:rsid="006d0126" officeooo:paragraph-rsid="006d012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weight="normal" officeooo:rsid="006cdece" officeooo:paragraph-rsid="006cde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weight="normal" officeooo:rsid="0072f75b" officeooo:paragraph-rsid="0072f75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weight="normal" officeooo:rsid="006d0126" officeooo:paragraph-rsid="006e7bb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weight="normal" officeooo:rsid="006d0126" officeooo:paragraph-rsid="006d012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weight="normal" officeooo:rsid="006dbf6e" officeooo:paragraph-rsid="006dbf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weight="bold" officeooo:rsid="007738a6" officeooo:paragraph-rsid="007738a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weight="bold" officeooo:rsid="0011d1fe" officeooo:paragraph-rsid="0011d1f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weight="bold" officeooo:rsid="0070501e" officeooo:paragraph-rsid="0070501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weight="bold" officeooo:rsid="00719bc1" officeooo:paragraph-rsid="00719bc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weight="bold" officeooo:rsid="0072da2a" officeooo:paragraph-rsid="0072da2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weight="bold" officeooo:rsid="0072f75b" officeooo:paragraph-rsid="0072f75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weight="bold" officeooo:rsid="0074bf18" officeooo:paragraph-rsid="0074bf1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weight="normal" officeooo:rsid="0074bf18" officeooo:paragraph-rsid="0074bf1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weight="normal" officeooo:rsid="0074bf18" officeooo:paragraph-rsid="007c189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weight="normal" officeooo:rsid="007e1c22" officeooo:paragraph-rsid="00807d1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weight="normal" officeooo:rsid="00807d10" officeooo:paragraph-rsid="00807d1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weight="bold" officeooo:rsid="00753424" officeooo:paragraph-rsid="00753424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color="#000000" loext:opacity="100%" fo:font-weight="bold" officeooo:rsid="0072f75b" officeooo:paragraph-rsid="0072f75b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color="#000000" loext:opacity="100%" fo:font-weight="bold" officeooo:rsid="0072f75b" officeooo:paragraph-rsid="0072f75b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color="#000000" loext:opacity="100%" fo:font-weight="bold" officeooo:rsid="007699a4" officeooo:paragraph-rsid="007699a4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color="#000000" loext:opacity="100%" fo:font-weight="bold" officeooo:rsid="007699a4" officeooo:paragraph-rsid="007699a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color="#000000" loext:opacity="100%" fo:font-style="normal" fo:font-weight="bold" officeooo:rsid="007699a4" officeooo:paragraph-rsid="007699a4" style:font-style-asian="normal" style:font-weight-asian="bold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color="#000000" loext:opacity="100%" fo:font-weight="bold" officeooo:rsid="007c1892" officeooo:paragraph-rsid="007c189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weight="bold" officeooo:rsid="00569813" officeooo:paragraph-rsid="0056981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weight="bold" officeooo:rsid="00569813" officeooo:paragraph-rsid="0069690c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1.6cm" fo:margin-right="0cm" fo:text-align="start" style:justify-single-word="false" fo:text-indent="0cm" style:auto-text-indent="false" style:page-number="auto" fo:background-color="transparent"/>
      <style:text-properties fo:color="#000000" loext:opacity="100%" fo:font-weight="bold" officeooo:rsid="00569813" officeooo:paragraph-rsid="00569813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1.6cm" fo:margin-right="0cm" fo:text-align="start" style:justify-single-word="false" fo:text-indent="0cm" style:auto-text-indent="false" fo:background-color="transparent"/>
      <style:text-properties fo:color="#000000" loext:opacity="100%" fo:font-weight="bold" officeooo:rsid="00569813" officeooo:paragraph-rsid="00569813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1.6cm" fo:margin-right="0cm" fo:text-align="start" style:justify-single-word="false" fo:text-indent="0cm" style:auto-text-indent="false" fo:background-color="transparent"/>
      <style:text-properties fo:color="#000000" loext:opacity="100%" fo:font-style="italic" fo:font-weight="bold" officeooo:rsid="00583652" officeooo:paragraph-rsid="00583652" style:font-style-asian="italic" style:font-weight-asian="bold" style:font-style-complex="italic" style:font-weight-complex="bold"/>
    </style:style>
    <style:style style:name="P31" style:family="paragraph" style:parent-style-name="Standard">
      <loext:graphic-properties draw:fill="none"/>
      <style:paragraph-properties fo:margin-left="1.6cm" fo:margin-right="0cm" fo:text-align="start" style:justify-single-word="false" fo:text-indent="0cm" style:auto-text-indent="false" fo:background-color="transparent"/>
      <style:text-properties fo:color="#000000" loext:opacity="100%" fo:font-style="italic" fo:font-weight="bold" officeooo:rsid="00583652" officeooo:paragraph-rsid="00603a4a" style:font-style-asian="italic" style:font-weight-asian="bold" style:font-style-complex="italic" style:font-weight-complex="bold"/>
    </style:style>
    <style:style style:name="P32" style:family="paragraph" style:parent-style-name="Standard">
      <loext:graphic-properties draw:fill="none"/>
      <style:paragraph-properties fo:margin-left="1.6cm" fo:margin-right="0cm" fo:text-align="start" style:justify-single-word="false" fo:text-indent="0cm" style:auto-text-indent="false" fo:background-color="transparent"/>
      <style:text-properties fo:color="#000000" loext:opacity="100%" fo:font-style="italic" fo:font-weight="bold" officeooo:rsid="006337eb" officeooo:paragraph-rsid="006337eb" style:font-style-asian="italic" style:font-weight-asian="bold" style:font-style-complex="italic" style:font-weight-complex="bold"/>
    </style:style>
    <style:style style:name="P33" style:family="paragraph" style:parent-style-name="Standard">
      <loext:graphic-properties draw:fill="none"/>
      <style:paragraph-properties fo:margin-left="1.6cm" fo:margin-right="0cm" fo:text-align="start" style:justify-single-word="false" fo:text-indent="0cm" style:auto-text-indent="false" fo:background-color="transparent"/>
      <style:text-properties fo:color="#000000" loext:opacity="100%" fo:font-style="italic" fo:font-weight="bold" officeooo:rsid="00620b0b" officeooo:paragraph-rsid="00620b0b" style:font-style-asian="italic" style:font-weight-asian="bold" style:font-style-complex="italic" style:font-weight-complex="bold"/>
    </style:style>
    <style:style style:name="P34" style:family="paragraph" style:parent-style-name="Standard">
      <loext:graphic-properties draw:fill="none"/>
      <style:paragraph-properties fo:margin-left="1.6cm" fo:margin-right="0cm" fo:text-align="start" style:justify-single-word="false" fo:text-indent="0cm" style:auto-text-indent="false" fo:background-color="transparent"/>
      <style:text-properties fo:color="#000000" loext:opacity="100%" fo:font-weight="bold" officeooo:rsid="005764a4" officeooo:paragraph-rsid="005764a4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weight="bold" officeooo:rsid="0069690c" officeooo:paragraph-rsid="0069690c" style:font-weight-asian="bold" style:font-weight-complex="bold"/>
    </style:style>
    <style:style style:name="P36" style:family="paragraph" style:parent-style-name="Standard">
      <style:text-properties fo:color="#000000" loext:opacity="100%" officeooo:rsid="0012c8e7" officeooo:paragraph-rsid="006b2c92"/>
    </style:style>
    <style:style style:name="P37" style:family="paragraph" style:parent-style-name="Standard">
      <style:text-properties fo:color="#000000" loext:opacity="100%" officeooo:rsid="00103a10" officeooo:paragraph-rsid="00103a10"/>
    </style:style>
    <style:style style:name="P38" style:family="paragraph" style:parent-style-name="Standard">
      <style:text-properties fo:color="#000000" loext:opacity="100%" fo:font-weight="bold" officeooo:rsid="0024f6bc" officeooo:paragraph-rsid="0054502b" style:font-weight-asian="bold" style:font-weight-complex="bold"/>
    </style:style>
    <style:style style:name="P39" style:family="paragraph" style:parent-style-name="Standard">
      <style:text-properties fo:color="#000000" loext:opacity="100%" officeooo:rsid="001c9ad0" officeooo:paragraph-rsid="001c9ad0"/>
    </style:style>
    <style:style style:name="P40" style:family="paragraph" style:parent-style-name="Standard">
      <style:text-properties fo:color="#000000" loext:opacity="100%" officeooo:rsid="001ea8eb" officeooo:paragraph-rsid="001ea8eb"/>
    </style:style>
    <style:style style:name="P41" style:family="paragraph" style:parent-style-name="Standard">
      <style:text-properties fo:color="#000000" loext:opacity="100%" fo:font-weight="bold" officeooo:rsid="0054502b" officeooo:paragraph-rsid="0054502b" style:font-weight-asian="bold" style:font-weight-complex="bold"/>
    </style:style>
    <style:style style:name="P42" style:family="paragraph" style:parent-style-name="Standard">
      <style:text-properties fo:color="#000000" loext:opacity="100%" officeooo:rsid="0012c8e7" officeooo:paragraph-rsid="0012c8e7"/>
    </style:style>
    <style:style style:name="P43" style:family="paragraph" style:parent-style-name="Standard">
      <style:text-properties fo:color="#000000" loext:opacity="100%" officeooo:rsid="0012c8e7" officeooo:paragraph-rsid="00258d01"/>
    </style:style>
    <style:style style:name="P44" style:family="paragraph" style:parent-style-name="Standard">
      <style:text-properties fo:color="#000000" loext:opacity="100%" officeooo:rsid="0011d1fe" officeooo:paragraph-rsid="006accbd"/>
    </style:style>
    <style:style style:name="P45" style:family="paragraph" style:parent-style-name="Standard">
      <style:text-properties fo:color="#000000" loext:opacity="100%" officeooo:rsid="0011d1fe" officeooo:paragraph-rsid="0016fa58"/>
    </style:style>
    <style:style style:name="P46" style:family="paragraph" style:parent-style-name="Standard">
      <style:text-properties fo:color="#000000" loext:opacity="100%" fo:font-weight="bold" officeooo:rsid="0016fa58" officeooo:paragraph-rsid="0016fa58" style:font-weight-asian="bold" style:font-weight-complex="bold"/>
    </style:style>
    <style:style style:name="P47" style:family="paragraph" style:parent-style-name="Standard">
      <style:text-properties fo:color="#000000" loext:opacity="100%" officeooo:rsid="0016fa58" officeooo:paragraph-rsid="0016fa58"/>
    </style:style>
    <style:style style:name="P48" style:family="paragraph" style:parent-style-name="Standard">
      <style:text-properties fo:color="#000000" loext:opacity="100%" officeooo:rsid="00177637" officeooo:paragraph-rsid="00177637"/>
    </style:style>
    <style:style style:name="P49" style:family="paragraph" style:parent-style-name="Standard">
      <style:text-properties fo:color="#000000" loext:opacity="100%" fo:font-weight="bold" officeooo:rsid="00177637" officeooo:paragraph-rsid="00177637" style:font-weight-asian="bold" style:font-weight-complex="bold"/>
    </style:style>
    <style:style style:name="P50" style:family="paragraph" style:parent-style-name="Standard">
      <style:text-properties fo:color="#000000" loext:opacity="100%" officeooo:rsid="00361a86" officeooo:paragraph-rsid="00361a86"/>
    </style:style>
    <style:style style:name="P51" style:family="paragraph" style:parent-style-name="Standard">
      <style:text-properties fo:color="#000000" loext:opacity="100%" fo:font-weight="bold" officeooo:rsid="0014cc03" officeooo:paragraph-rsid="0014cc03" style:font-weight-asian="bold" style:font-weight-complex="bold"/>
    </style:style>
    <style:style style:name="P52" style:family="paragraph" style:parent-style-name="Standard">
      <style:text-properties fo:color="#000000" loext:opacity="100%" officeooo:rsid="00134c58" officeooo:paragraph-rsid="00134c58"/>
    </style:style>
    <style:style style:name="P53" style:family="paragraph" style:parent-style-name="Standard">
      <style:text-properties fo:color="#000000" loext:opacity="100%" fo:font-weight="bold" officeooo:rsid="0043676f" officeooo:paragraph-rsid="0043676f" style:font-weight-asian="bold" style:font-weight-complex="bold"/>
    </style:style>
    <style:style style:name="P54" style:family="paragraph" style:parent-style-name="Standard">
      <style:text-properties fo:color="#000000" loext:opacity="100%" officeooo:rsid="00138563" officeooo:paragraph-rsid="00138563"/>
    </style:style>
    <style:style style:name="P55" style:family="paragraph" style:parent-style-name="Standard">
      <style:text-properties fo:color="#000000" loext:opacity="100%" officeooo:rsid="0014cc03" officeooo:paragraph-rsid="0014cc03"/>
    </style:style>
    <style:style style:name="P56" style:family="paragraph" style:parent-style-name="Standard">
      <style:text-properties fo:color="#000000" loext:opacity="100%" fo:font-weight="bold" officeooo:rsid="00449274" officeooo:paragraph-rsid="00449274" style:font-weight-asian="bold" style:font-weight-complex="bold"/>
    </style:style>
    <style:style style:name="P57" style:family="paragraph" style:parent-style-name="Standard">
      <style:text-properties fo:color="#000000" loext:opacity="100%" officeooo:rsid="0011d1fe" officeooo:paragraph-rsid="0011d1fe"/>
    </style:style>
    <style:style style:name="P58" style:family="paragraph" style:parent-style-name="Standard">
      <style:text-properties fo:color="#000000" loext:opacity="100%" officeooo:rsid="0021d40d" officeooo:paragraph-rsid="00226028"/>
    </style:style>
    <style:style style:name="P59" style:family="paragraph" style:parent-style-name="Standard">
      <style:text-properties fo:color="#000000" loext:opacity="100%" officeooo:rsid="0021d40d" officeooo:paragraph-rsid="0021d40d"/>
    </style:style>
    <style:style style:name="P60" style:family="paragraph" style:parent-style-name="Standard">
      <style:text-properties fo:color="#000000" loext:opacity="100%" officeooo:rsid="0026b7ed" officeooo:paragraph-rsid="0026b7ed"/>
    </style:style>
    <style:style style:name="P61" style:family="paragraph" style:parent-style-name="Standard">
      <style:text-properties fo:color="#000000" loext:opacity="100%" officeooo:rsid="00289a11" officeooo:paragraph-rsid="00289a11"/>
    </style:style>
    <style:style style:name="P62" style:family="paragraph" style:parent-style-name="Standard">
      <style:text-properties fo:color="#000000" loext:opacity="100%" officeooo:rsid="002c7f62" officeooo:paragraph-rsid="003e4b91"/>
    </style:style>
    <style:style style:name="P63" style:family="paragraph" style:parent-style-name="Standard">
      <style:text-properties fo:color="#000000" loext:opacity="100%" officeooo:rsid="003e4b91" officeooo:paragraph-rsid="003e4b91"/>
    </style:style>
    <style:style style:name="P64" style:family="paragraph" style:parent-style-name="Standard">
      <style:text-properties fo:color="#000000" loext:opacity="100%" officeooo:rsid="002ddc2f" officeooo:paragraph-rsid="002ddc2f"/>
    </style:style>
    <style:style style:name="P65" style:family="paragraph" style:parent-style-name="Standard">
      <style:text-properties fo:color="#000000" loext:opacity="100%" officeooo:rsid="002fb86e" officeooo:paragraph-rsid="002fb86e"/>
    </style:style>
    <style:style style:name="P66" style:family="paragraph" style:parent-style-name="Standard">
      <style:text-properties fo:color="#000000" loext:opacity="100%" officeooo:rsid="00307409" officeooo:paragraph-rsid="00307409"/>
    </style:style>
    <style:style style:name="P67" style:family="paragraph" style:parent-style-name="Standard">
      <style:text-properties fo:color="#000000" loext:opacity="100%" officeooo:rsid="00423b3a" officeooo:paragraph-rsid="00423b3a"/>
    </style:style>
    <style:style style:name="P68" style:family="paragraph" style:parent-style-name="Standard">
      <style:text-properties fo:color="#000000" loext:opacity="100%" officeooo:rsid="00321516" officeooo:paragraph-rsid="00321516"/>
    </style:style>
    <style:style style:name="P69" style:family="paragraph" style:parent-style-name="Standard">
      <style:text-properties fo:color="#000000" loext:opacity="100%" officeooo:rsid="0033deba" officeooo:paragraph-rsid="0033deba"/>
    </style:style>
    <style:style style:name="P70" style:family="paragraph" style:parent-style-name="Standard">
      <style:text-properties fo:color="#000000" loext:opacity="100%" officeooo:rsid="0034808d" officeooo:paragraph-rsid="0034808d"/>
    </style:style>
    <style:style style:name="P71" style:family="paragraph" style:parent-style-name="Standard">
      <style:text-properties fo:color="#000000" loext:opacity="100%" officeooo:rsid="003501e2" officeooo:paragraph-rsid="003501e2"/>
    </style:style>
    <style:style style:name="P72" style:family="paragraph" style:parent-style-name="Standard">
      <style:text-properties fo:color="#000000" loext:opacity="100%" officeooo:rsid="0047feba" officeooo:paragraph-rsid="0047feba"/>
    </style:style>
    <style:style style:name="P73" style:family="paragraph" style:parent-style-name="Standard">
      <style:text-properties fo:color="#000000" loext:opacity="100%" officeooo:rsid="004921fa" officeooo:paragraph-rsid="004921fa"/>
    </style:style>
    <style:style style:name="P74" style:family="paragraph" style:parent-style-name="Standard">
      <style:text-properties fo:color="#000000" loext:opacity="100%" fo:font-style="italic" officeooo:rsid="003a8d9f" officeooo:paragraph-rsid="003501e2" style:font-style-asian="italic" style:font-style-complex="italic"/>
    </style:style>
    <style:style style:name="P75" style:family="paragraph" style:parent-style-name="Standard">
      <style:text-properties fo:color="#000000" loext:opacity="100%" fo:font-style="italic" officeooo:rsid="004921fa" officeooo:paragraph-rsid="004921fa" style:font-style-asian="italic" style:font-style-complex="italic"/>
    </style:style>
    <style:style style:name="P76" style:family="paragraph" style:parent-style-name="Standard">
      <style:text-properties fo:color="#000000" loext:opacity="100%" fo:font-style="italic" officeooo:rsid="004acbad" officeooo:paragraph-rsid="004acbad" style:font-style-asian="italic" style:font-style-complex="italic"/>
    </style:style>
    <style:style style:name="P77" style:family="paragraph" style:parent-style-name="Standard">
      <style:text-properties fo:color="#000000" loext:opacity="100%" fo:font-style="italic" officeooo:rsid="004c80e1" officeooo:paragraph-rsid="004c80e1" style:font-style-asian="italic" style:font-style-complex="italic"/>
    </style:style>
    <style:style style:name="P78" style:family="paragraph" style:parent-style-name="Standard">
      <style:text-properties fo:color="#000000" loext:opacity="100%" officeooo:rsid="00361023" officeooo:paragraph-rsid="00361023"/>
    </style:style>
    <style:style style:name="P79" style:family="paragraph" style:parent-style-name="Standard">
      <style:text-properties fo:color="#000000" loext:opacity="100%" fo:font-style="italic" officeooo:rsid="003a8d9f" officeooo:paragraph-rsid="003c6651" style:font-style-asian="italic" style:font-style-complex="italic"/>
    </style:style>
    <style:style style:name="P80" style:family="paragraph" style:parent-style-name="Standard">
      <style:text-properties fo:color="#000000" loext:opacity="100%" fo:font-style="italic" officeooo:rsid="003fe9cf" officeooo:paragraph-rsid="003fe9cf" style:font-style-asian="italic" style:font-style-complex="italic"/>
    </style:style>
    <style:style style:name="P81" style:family="paragraph" style:parent-style-name="Standard">
      <style:text-properties fo:color="#000000" loext:opacity="100%" fo:font-style="normal" officeooo:rsid="003fe9cf" officeooo:paragraph-rsid="003fe9cf" style:font-style-asian="normal" style:font-style-complex="normal"/>
    </style:style>
    <style:style style:name="P82" style:family="paragraph" style:parent-style-name="Standard">
      <style:text-properties fo:color="#000000" loext:opacity="100%" fo:font-style="normal" officeooo:rsid="00410178" officeooo:paragraph-rsid="00410178" style:font-style-asian="normal" style:font-style-complex="normal"/>
    </style:style>
    <style:style style:name="P83" style:family="paragraph" style:parent-style-name="Standard">
      <style:text-properties fo:color="#000000" loext:opacity="100%" fo:font-style="normal" fo:font-weight="bold" officeooo:rsid="0051dfc0" officeooo:paragraph-rsid="0051dfc0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color="#000000" loext:opacity="100%" fo:font-style="normal" fo:font-weight="bold" officeooo:rsid="00410178" officeooo:paragraph-rsid="00410178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color="#000000" loext:opacity="100%" fo:font-style="normal" fo:font-weight="bold" officeooo:rsid="0052e735" officeooo:paragraph-rsid="0052e735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color="#000000" loext:opacity="100%" fo:font-style="normal" officeooo:rsid="004d0fe3" officeooo:paragraph-rsid="004d0fe3" style:font-style-asian="normal" style:font-style-complex="normal"/>
    </style:style>
    <style:style style:name="P87" style:family="paragraph" style:parent-style-name="Standard">
      <style:text-properties fo:color="#000000" loext:opacity="100%" fo:font-style="normal" officeooo:rsid="0054502b" officeooo:paragraph-rsid="0054502b" style:font-style-asian="normal" style:font-style-complex="normal"/>
    </style:style>
    <style:style style:name="P88" style:family="paragraph" style:parent-style-name="Standard">
      <style:text-properties fo:color="#000000" loext:opacity="100%" fo:font-style="normal" officeooo:rsid="004f3354" officeooo:paragraph-rsid="004f3354" style:font-style-asian="normal" style:font-style-complex="normal"/>
    </style:style>
    <style:style style:name="P89" style:family="paragraph" style:parent-style-name="Heading_20_6">
      <style:text-properties fo:color="#000000" loext:opacity="100%"/>
    </style:style>
    <style:style style:name="P90" style:family="paragraph" style:parent-style-name="Text_20_body">
      <style:text-properties fo:color="#000000" loext:opacity="100%"/>
    </style:style>
    <style:style style:name="P91" style:family="paragraph" style:parent-style-name="Horizontal_20_Line">
      <style:text-properties fo:color="#000000" loext:opacity="100%"/>
    </style:style>
    <style:style style:name="P92" style:family="paragraph" style:parent-style-name="Text_20_body" style:list-style-name="L1">
      <style:paragraph-properties fo:margin-top="0cm" fo:margin-bottom="0cm" style:contextual-spacing="false"/>
    </style:style>
    <style:style style:name="P93" style:family="paragraph" style:parent-style-name="Text_20_body" style:list-style-name="L1"/>
    <style:style style:name="P94" style:family="paragraph" style:parent-style-name="Text_20_body" style:list-style-name="L2">
      <style:paragraph-properties fo:margin-top="0cm" fo:margin-bottom="0cm" style:contextual-spacing="false"/>
      <style:text-properties fo:color="#000000" loext:opacity="100%"/>
    </style:style>
    <style:style style:name="P95" style:family="paragraph" style:parent-style-name="Text_20_body" style:list-style-name="L2">
      <style:text-properties fo:color="#000000" loext:opacity="100%"/>
    </style:style>
    <style:style style:name="P96" style:family="paragraph" style:parent-style-name="Text_20_body" style:list-style-name="L3">
      <style:paragraph-properties fo:margin-top="0cm" fo:margin-bottom="0cm" style:contextual-spacing="false"/>
    </style:style>
    <style:style style:name="P97" style:family="paragraph" style:parent-style-name="Text_20_body" style:list-style-name="L3"/>
    <style:style style:name="P98" style:family="paragraph" style:parent-style-name="Text_20_body" style:list-style-name="L4">
      <style:paragraph-properties fo:margin-top="0cm" fo:margin-bottom="0cm" style:contextual-spacing="false"/>
      <style:text-properties fo:color="#000000" loext:opacity="100%"/>
    </style:style>
    <style:style style:name="P99" style:family="paragraph" style:parent-style-name="Text_20_body" style:list-style-name="L4">
      <style:text-properties fo:color="#000000" loext:opacity="100%"/>
    </style:style>
    <style:style style:name="P100" style:family="paragraph" style:parent-style-name="Text_20_body" style:list-style-name="L5">
      <style:paragraph-properties fo:margin-top="0cm" fo:margin-bottom="0cm" style:contextual-spacing="false"/>
    </style:style>
    <style:style style:name="P101" style:family="paragraph" style:parent-style-name="Text_20_body" style:list-style-name="L5"/>
    <style:style style:name="P102" style:family="paragraph" style:parent-style-name="Text_20_body" style:list-style-name="L6">
      <style:paragraph-properties fo:margin-top="0cm" fo:margin-bottom="0cm" style:contextual-spacing="false"/>
      <style:text-properties fo:color="#000000" loext:opacity="100%"/>
    </style:style>
    <style:style style:name="P103" style:family="paragraph" style:parent-style-name="Text_20_body" style:list-style-name="L6">
      <style:text-properties fo:color="#000000" loext:opacity="100%"/>
    </style:style>
    <style:style style:name="P104" style:family="paragraph" style:parent-style-name="Text_20_body" style:list-style-name="L7">
      <style:paragraph-properties fo:margin-top="0cm" fo:margin-bottom="0cm" style:contextual-spacing="false"/>
    </style:style>
    <style:style style:name="P105" style:family="paragraph" style:parent-style-name="Text_20_body" style:list-style-name="L7"/>
    <style:style style:name="P106" style:family="paragraph" style:parent-style-name="Text_20_body" style:list-style-name="L8">
      <style:paragraph-properties fo:margin-top="0cm" fo:margin-bottom="0cm" style:contextual-spacing="false"/>
      <style:text-properties fo:color="#000000" loext:opacity="100%"/>
    </style:style>
    <style:style style:name="P107" style:family="paragraph" style:parent-style-name="Text_20_body" style:list-style-name="L8">
      <style:text-properties fo:color="#000000" loext:opacity="100%"/>
    </style:style>
    <style:style style:name="P108" style:family="paragraph" style:parent-style-name="Text_20_body" style:list-style-name="L9">
      <style:paragraph-properties fo:margin-top="0cm" fo:margin-bottom="0cm" style:contextual-spacing="false"/>
    </style:style>
    <style:style style:name="P109" style:family="paragraph" style:parent-style-name="Text_20_body" style:list-style-name="L9"/>
    <style:style style:name="P110" style:family="paragraph" style:parent-style-name="Text_20_body" style:list-style-name="L10">
      <style:paragraph-properties fo:margin-top="0cm" fo:margin-bottom="0cm" style:contextual-spacing="false"/>
      <style:text-properties fo:color="#000000" loext:opacity="100%"/>
    </style:style>
    <style:style style:name="P111" style:family="paragraph" style:parent-style-name="Text_20_body" style:list-style-name="L10">
      <style:text-properties fo:color="#000000" loext:opacity="100%"/>
    </style:style>
    <style:style style:name="P112" style:family="paragraph" style:parent-style-name="Text_20_body" style:list-style-name="L11">
      <style:paragraph-properties fo:margin-top="0cm" fo:margin-bottom="0cm" style:contextual-spacing="false"/>
    </style:style>
    <style:style style:name="P113" style:family="paragraph" style:parent-style-name="Text_20_body" style:list-style-name="L11"/>
    <style:style style:name="P114" style:family="paragraph" style:parent-style-name="Text_20_body" style:list-style-name="L12">
      <style:paragraph-properties fo:margin-top="0cm" fo:margin-bottom="0cm" style:contextual-spacing="false"/>
      <style:text-properties fo:color="#000000" loext:opacity="100%"/>
    </style:style>
    <style:style style:name="P115" style:family="paragraph" style:parent-style-name="Text_20_body" style:list-style-name="L12">
      <style:text-properties fo:color="#000000" loext:opacity="100%"/>
    </style:style>
    <style:style style:name="P116" style:family="paragraph" style:parent-style-name="Text_20_body" style:list-style-name="L13">
      <style:paragraph-properties fo:margin-top="0cm" fo:margin-bottom="0cm" style:contextual-spacing="false"/>
    </style:style>
    <style:style style:name="P117" style:family="paragraph" style:parent-style-name="Text_20_body" style:list-style-name="L13"/>
    <style:style style:name="P118" style:family="paragraph" style:parent-style-name="Text_20_body" style:list-style-name="L14">
      <style:paragraph-properties fo:margin-top="0cm" fo:margin-bottom="0cm" style:contextual-spacing="false"/>
      <style:text-properties fo:color="#000000" loext:opacity="100%"/>
    </style:style>
    <style:style style:name="P119" style:family="paragraph" style:parent-style-name="Text_20_body" style:list-style-name="L14">
      <style:text-properties fo:color="#000000" loext:opacity="100%"/>
    </style:style>
    <style:style style:name="P120" style:family="paragraph" style:parent-style-name="Text_20_body" style:list-style-name="L15">
      <style:paragraph-properties fo:margin-top="0cm" fo:margin-bottom="0cm" style:contextual-spacing="false"/>
    </style:style>
    <style:style style:name="P121" style:family="paragraph" style:parent-style-name="Text_20_body" style:list-style-name="L15"/>
    <style:style style:name="P122" style:family="paragraph" style:parent-style-name="Text_20_body" style:list-style-name="L16">
      <style:paragraph-properties fo:margin-top="0cm" fo:margin-bottom="0cm" style:contextual-spacing="false"/>
      <style:text-properties fo:color="#000000" loext:opacity="100%"/>
    </style:style>
    <style:style style:name="P123" style:family="paragraph" style:parent-style-name="Text_20_body" style:list-style-name="L16">
      <style:text-properties fo:color="#000000" loext:opacity="100%"/>
    </style:style>
    <style:style style:name="P124" style:family="paragraph" style:parent-style-name="Text_20_body" style:list-style-name="L17"/>
    <style:style style:name="P125" style:family="paragraph" style:parent-style-name="Text_20_body" style:list-style-name="L17">
      <style:paragraph-properties fo:margin-top="0cm" fo:margin-bottom="0cm" style:contextual-spacing="false"/>
      <style:text-properties fo:color="#000000" loext:opacity="100%"/>
    </style:style>
    <style:style style:name="P126" style:family="paragraph" style:parent-style-name="Text_20_body" style:list-style-name="L17">
      <style:paragraph-properties fo:margin-top="0cm" fo:margin-bottom="0cm" style:contextual-spacing="false"/>
    </style:style>
    <style:style style:name="P127" style:family="paragraph" style:parent-style-name="Text_20_body" style:list-style-name="L18"/>
    <style:style style:name="P128" style:family="paragraph" style:parent-style-name="Text_20_body" style:list-style-name="L18">
      <style:paragraph-properties fo:margin-top="0cm" fo:margin-bottom="0cm" style:contextual-spacing="false"/>
    </style:style>
    <style:style style:name="P129" style:family="paragraph" style:parent-style-name="Text_20_body" style:list-style-name="L18">
      <style:paragraph-properties fo:margin-top="0cm" fo:margin-bottom="0cm" style:contextual-spacing="false"/>
      <style:text-properties fo:color="#000000" loext:opacity="100%"/>
    </style:style>
    <style:style style:name="P130" style:family="paragraph" style:parent-style-name="Text_20_body" style:list-style-name="L19"/>
    <style:style style:name="P131" style:family="paragraph" style:parent-style-name="Text_20_body" style:list-style-name="L19">
      <style:paragraph-properties fo:margin-top="0cm" fo:margin-bottom="0cm" style:contextual-spacing="false"/>
      <style:text-properties fo:color="#000000" loext:opacity="100%"/>
    </style:style>
    <style:style style:name="P132" style:family="paragraph" style:parent-style-name="Text_20_body" style:list-style-name="L19">
      <style:paragraph-properties fo:margin-top="0cm" fo:margin-bottom="0cm" style:contextual-spacing="false"/>
    </style:style>
    <style:style style:name="P133" style:family="paragraph" style:parent-style-name="Text_20_body" style:list-style-name="L20"/>
    <style:style style:name="P134" style:family="paragraph" style:parent-style-name="Text_20_body" style:list-style-name="L20">
      <style:paragraph-properties fo:margin-top="0cm" fo:margin-bottom="0cm" style:contextual-spacing="false"/>
      <style:text-properties fo:color="#000000" loext:opacity="100%"/>
    </style:style>
    <style:style style:name="P135" style:family="paragraph" style:parent-style-name="Text_20_body" style:list-style-name="L20">
      <style:paragraph-properties fo:margin-top="0cm" fo:margin-bottom="0cm" style:contextual-spacing="false"/>
    </style:style>
    <style:style style:name="P136" style:family="paragraph" style:parent-style-name="Text_20_body" style:list-style-name="L21"/>
    <style:style style:name="P137" style:family="paragraph" style:parent-style-name="Text_20_body" style:list-style-name="L21">
      <style:paragraph-properties fo:margin-top="0cm" fo:margin-bottom="0cm" style:contextual-spacing="false"/>
      <style:text-properties fo:color="#000000" loext:opacity="100%"/>
    </style:style>
    <style:style style:name="P138" style:family="paragraph" style:parent-style-name="Text_20_body" style:list-style-name="L21">
      <style:paragraph-properties fo:margin-top="0cm" fo:margin-bottom="0cm" style:contextual-spacing="false"/>
    </style:style>
    <style:style style:name="P139" style:family="paragraph" style:parent-style-name="Text_20_body" style:list-style-name="L22"/>
    <style:style style:name="P140" style:family="paragraph" style:parent-style-name="Text_20_body" style:list-style-name="L22">
      <style:paragraph-properties fo:margin-top="0cm" fo:margin-bottom="0cm" style:contextual-spacing="false"/>
      <style:text-properties fo:color="#000000" loext:opacity="100%"/>
    </style:style>
    <style:style style:name="P141" style:family="paragraph" style:parent-style-name="Text_20_body" style:list-style-name="L22">
      <style:paragraph-properties fo:margin-top="0cm" fo:margin-bottom="0cm" style:contextual-spacing="false"/>
    </style:style>
    <style:style style:name="P142" style:family="paragraph" style:parent-style-name="Text_20_body" style:list-style-name="L23"/>
    <style:style style:name="P143" style:family="paragraph" style:parent-style-name="Text_20_body" style:list-style-name="L23">
      <style:paragraph-properties fo:margin-top="0cm" fo:margin-bottom="0cm" style:contextual-spacing="false"/>
      <style:text-properties fo:color="#000000" loext:opacity="100%"/>
    </style:style>
    <style:style style:name="P144" style:family="paragraph" style:parent-style-name="Text_20_body" style:list-style-name="L23">
      <style:paragraph-properties fo:margin-top="0cm" fo:margin-bottom="0cm" style:contextual-spacing="false"/>
    </style:style>
    <style:style style:name="T1" style:family="text">
      <style:text-properties officeooo:rsid="006d0126"/>
    </style:style>
    <style:style style:name="T2" style:family="text">
      <style:text-properties officeooo:rsid="006e7bb7"/>
    </style:style>
    <style:style style:name="T3" style:family="text">
      <style:text-properties officeooo:rsid="006dbf6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75e26" style:font-weight-asian="normal" style:font-weight-complex="normal"/>
    </style:style>
    <style:style style:name="T6" style:family="text">
      <style:text-properties fo:font-weight="normal" officeooo:rsid="0072da2a" style:font-weight-asian="normal" style:font-weight-complex="normal"/>
    </style:style>
    <style:style style:name="T7" style:family="text">
      <style:text-properties fo:color="#000000" loext:opacity="100%" fo:font-weight="normal" officeooo:rsid="0074bf18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7c1892"/>
    </style:style>
    <style:style style:name="T10" style:family="text">
      <style:text-properties officeooo:rsid="00826cda"/>
    </style:style>
    <style:style style:name="T11" style:family="text">
      <style:text-properties officeooo:rsid="0074bf1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7699a4" style:font-style-asian="normal" style:font-style-complex="normal"/>
    </style:style>
    <style:style style:name="T14" style:family="text">
      <style:text-properties fo:font-weight="normal" officeooo:rsid="007699a4" style:font-weight-asian="normal" style:font-weight-complex="normal"/>
    </style:style>
    <style:style style:name="T15" style:family="text">
      <style:text-properties fo:font-weight="normal" officeooo:rsid="00753424" style:font-weight-asian="normal" style:font-weight-complex="normal"/>
    </style:style>
    <style:style style:name="T16" style:family="text">
      <style:text-properties fo:font-weight="normal" officeooo:rsid="007e1c22" style:font-weight-asian="normal" style:font-weight-complex="normal"/>
    </style:style>
    <style:style style:name="T17" style:family="text">
      <style:text-properties officeooo:rsid="007eef95"/>
    </style:style>
    <style:style style:name="T18" style:family="text">
      <style:text-properties officeooo:rsid="007d98df"/>
    </style:style>
    <style:style style:name="T19" style:family="text">
      <style:text-properties fo:font-weight="normal" officeooo:rsid="005da27c" style:font-weight-asian="normal" style:font-weight-complex="normal"/>
    </style:style>
    <style:style style:name="T20" style:family="text">
      <style:text-properties fo:font-weight="normal" officeooo:rsid="0058e6c8" style:font-weight-asian="normal" style:font-weight-complex="normal"/>
    </style:style>
    <style:style style:name="T21" style:family="text">
      <style:text-properties fo:font-weight="normal" officeooo:rsid="005ee2be" style:font-weight-asian="normal" style:font-weight-complex="normal"/>
    </style:style>
    <style:style style:name="T22" style:family="text">
      <style:text-properties fo:font-weight="normal" officeooo:rsid="00603a4a" style:font-weight-asian="normal" style:font-weight-complex="normal"/>
    </style:style>
    <style:style style:name="T23" style:family="text">
      <style:text-properties fo:font-weight="normal" officeooo:rsid="006337eb" style:font-weight-asian="normal" style:font-weight-complex="normal"/>
    </style:style>
    <style:style style:name="T24" style:family="text">
      <style:text-properties fo:font-weight="normal" officeooo:rsid="00645b4c" style:font-weight-asian="normal" style:font-weight-complex="normal"/>
    </style:style>
    <style:style style:name="T25" style:family="text">
      <style:text-properties fo:font-weight="normal" officeooo:rsid="005aac2b" style:font-weight-asian="normal" style:font-weight-complex="normal"/>
    </style:style>
    <style:style style:name="T26" style:family="text">
      <style:text-properties fo:font-weight="normal" officeooo:rsid="005beba7" style:font-weight-asian="normal" style:font-weight-complex="normal"/>
    </style:style>
    <style:style style:name="T27" style:family="text">
      <style:text-properties fo:font-weight="normal" officeooo:rsid="005764a4" style:font-weight-asian="normal" style:font-weight-complex="normal"/>
    </style:style>
    <style:style style:name="T28" style:family="text">
      <style:text-properties officeooo:rsid="0015ec62"/>
    </style:style>
    <style:style style:name="T29" style:family="text">
      <style:text-properties officeooo:rsid="0054502b"/>
    </style:style>
    <style:style style:name="T30" style:family="text">
      <style:text-properties officeooo:rsid="00177637"/>
    </style:style>
    <style:style style:name="T31" style:family="text">
      <style:text-properties officeooo:rsid="00258d01"/>
    </style:style>
    <style:style style:name="T32" style:family="text">
      <style:text-properties officeooo:rsid="0021347c"/>
    </style:style>
    <style:style style:name="T33" style:family="text">
      <style:text-properties officeooo:rsid="001e1623"/>
    </style:style>
    <style:style style:name="T34" style:family="text">
      <style:text-properties officeooo:rsid="001ea8eb"/>
    </style:style>
    <style:style style:name="T35" style:family="text">
      <style:text-properties officeooo:rsid="0011d1fe"/>
    </style:style>
    <style:style style:name="T36" style:family="text">
      <style:text-properties officeooo:rsid="0019a706"/>
    </style:style>
    <style:style style:name="T37" style:family="text">
      <style:text-properties officeooo:rsid="0012c8e7"/>
    </style:style>
    <style:style style:name="T38" style:family="text">
      <style:text-properties officeooo:rsid="0016fa58"/>
    </style:style>
    <style:style style:name="T39" style:family="text">
      <style:text-properties officeooo:rsid="00361a86"/>
    </style:style>
    <style:style style:name="T40" style:family="text">
      <style:text-properties officeooo:rsid="00449274"/>
    </style:style>
    <style:style style:name="T41" style:family="text">
      <style:text-properties officeooo:rsid="003790e6"/>
    </style:style>
    <style:style style:name="T42" style:family="text">
      <style:text-properties style:text-position="super 58%"/>
    </style:style>
    <style:style style:name="T43" style:family="text">
      <style:text-properties style:text-position="0% 100%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officeooo:rsid="00226028"/>
    </style:style>
    <style:style style:name="T46" style:family="text">
      <style:text-properties officeooo:rsid="002bbf89"/>
    </style:style>
    <style:style style:name="T47" style:family="text">
      <style:text-properties officeooo:rsid="0029362f"/>
    </style:style>
    <style:style style:name="T48" style:family="text">
      <style:text-properties officeooo:rsid="002caac5"/>
    </style:style>
    <style:style style:name="T49" style:family="text">
      <style:text-properties fo:color="#000000" loext:opacity="100%" officeooo:rsid="002c7f62"/>
    </style:style>
    <style:style style:name="T50" style:family="text">
      <style:text-properties officeooo:rsid="00321516"/>
    </style:style>
    <style:style style:name="T51" style:family="text">
      <style:text-properties officeooo:rsid="0033deba"/>
    </style:style>
    <style:style style:name="T52" style:family="text">
      <style:text-properties officeooo:rsid="0045c98e"/>
    </style:style>
    <style:style style:name="T53" style:family="text">
      <style:text-properties officeooo:rsid="003a8d9f"/>
    </style:style>
    <style:style style:name="T54" style:family="text">
      <style:text-properties officeooo:rsid="004921fa"/>
    </style:style>
    <style:style style:name="T55" style:family="text">
      <style:text-properties officeooo:rsid="0049fbe7"/>
    </style:style>
    <style:style style:name="T56" style:family="text">
      <style:text-properties officeooo:rsid="0052e735"/>
    </style:style>
    <style:style style:name="T57" style:family="text">
      <style:text-properties officeooo:rsid="00521cb0"/>
    </style:style>
    <style:style style:name="T58" style:family="text">
      <style:text-properties officeooo:rsid="004e2ebd"/>
    </style:style>
    <style:style style:name="T59" style:family="text">
      <style:text-properties officeooo:rsid="0051255c"/>
    </style:style>
    <style:style style:name="T60" style:family="text">
      <style:text-properties fo:color="#000000" loext:opacity="100%"/>
    </style:style>
    <style:style style:name="T61" style:family="text">
      <style:text-properties officeooo:rsid="00555b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Game + </text:p>
      <text:p text:style-name="P1"/>
      <text:p text:style-name="P2">#Papers please</text:p>
      <text:p text:style-name="P3">Your job is pretty simple : <text:span text:style-name="T1">(You’re basically Death. In a big company)</text:span></text:p>
      <text:p text:style-name="P3"/>
      <text:p text:style-name="P4">In one week (?) you have your (100 ? millenial ??) review (interview?)</text:p>
      <text:p text:style-name="P4">Will you manage to keep your job ? Will you lose it ? Will you get a promotion ?</text:p>
      <text:p text:style-name="P4">We’ll see in 7 days.</text:p>
      <text:p text:style-name="P3"/>
      <text:p text:style-name="P3">Following <text:span text:style-name="T1">strict (??) rules, </text:span>you must help <text:span text:style-name="T1">players prepare for their next life :</text:span></text:p>
      <text:p text:style-name="P5">review of latest lives, karma points total, achievements and strategy advice, </text:p>
      <text:p text:style-name="P5"><text:span text:style-name="T2">choosing next game mode (new!), </text:span><text:span text:style-name="T3">creating next build.</text:span></text:p>
      <text:p text:style-name="P6"/>
      <text:p text:style-name="P6">As we’’ll soon realize, there are many problems in this “administration” :</text:p>
      <text:p text:style-name="P7">inefficiency, lack of people, general madness, corruption, random absurdity...</text:p>
      <text:p text:style-name="P8">You re suppose to welcome souls back, but you re often late on that.</text:p>
      <text:p text:style-name="P8">You get a bonus for every game started, therefore</text:p>
      <text:p text:style-name="P8"><text:tab/>You re suppose to help people / convice them if necessary to get back in there</text:p>
      <text:p text:style-name="P8"/>
      <text:p text:style-name="P8">pro/cons (why some people love playing, while many choose to play a few games, then stop ans stay “home” on the other side (need to stop calling it that) :</text:p>
      <text:p text:style-name="P8">- lives can be always the same, boring or horrible… <text:span text:style-name="T4">you re a soldier, a farmer, and things get brutal. You re a farmer’s wife and things get worse… you know…</text:span></text:p>
      <text:p text:style-name="P8">- after a few games/lives,<text:span text:style-name="T4"> you have met many people you love. You are who you are, and on the other side you can access all these beautiful places. Why risk a part of you, (how you look?) ? Haven’t you seen it all ?</text:span></text:p>
      <text:p text:style-name="P8">- Obviously you haven’t. Seen it all.<text:span text:style-name="T4"> You might need to meet a certain someone who spend all their time on the living side. </text:span><text:span text:style-name="T5">You might wanna see something new. </text:span></text:p>
      <text:p text:style-name="P8">- On the still side (better??), people can access all times and places that they lived in.<text:span text:style-name="T4"> It’s amazing, but it’s also all you can access. A soul who lived until 1968 will not hear about the moon landing from his other side / still side / ???</text:span></text:p>
      <text:p text:style-name="P9"/>
      <text:p text:style-name="P10">Your day of work starts <text:span text:style-name="T4">in front of your screen,</text:span></text:p>
      <text:p text:style-name="P10"><text:span text:style-name="T4">where you can see the candidates to be welcomed and accompanied.</text:span></text:p>
      <text:p text:style-name="P10"><text:span text:style-name="T4"/></text:p>
      <text:p text:style-name="P11"><text:span text:style-name="T4">Ex : today we have 10 out of 10 000 000 000 +? </text:span><text:span text:style-name="T6">Souls waiting. </text:span></text:p>
      <text:p text:style-name="P12"><text:span text:style-name="T4">Please select next candidate </text:span></text:p>
      <text:p text:style-name="P12"><text:span text:style-name="T4"/></text:p>
      <text:p text:style-name="P13">#Visual novel</text:p>
      <text:p text:style-name="P14">need cliché meta here, either a quick dream</text:p>
      <text:p text:style-name="P15">amazingly beautiful sky, scenary, woman’s eyes… wake up</text:p>
      <text:p text:style-name="P15">then clock noise ?</text:p>
      <text:p text:style-name="P16">wake up at work ? Or wake up and go to work<text:span text:style-name="T7"/></text:p>
      <text:p text:style-name="P16"><text:span text:style-name="T8">or scene seen through a (smaller) screen</text:span> first. <text:span text:style-name="T9">Work screen on </text:span></text:p>
      <text:p text:style-name="P15"/>
      <text:p text:style-name="P17">You’re an employee at Shinigami corp. </text:p>
      <text:p text:style-name="P18">Not just any empl<text:span text:style-name="T10">o</text:span>yee, you are the best employee of the day !</text:p>
      <text:p text:style-name="P17">You’re basically Death, in a big company, working in your office, in front of you computer screen. </text:p>
      <text:p text:style-name="P13"><text:span text:style-name="T11">#</text:span>work screen</text:p>
      <text:p text:style-name="P19">looks like a classic game screen ?</text:p>
      <text:p text:style-name="P20"><text:span text:style-name="T12">Important </text:span><text:span text:style-name="T13">messages</text:span><text:span text:style-name="T14"> </text:span><text:span text:style-name="T15">(top right, blinking ?)</text:span></text:p>
      <text:p text:style-name="P21"><text:span text:style-name="T4"><text:tab/></text:span><text:span text:style-name="T16">3</text:span><text:span text:style-name="T4"> days left until review</text:span></text:p>
      <text:p text:style-name="P21"><text:soft-page-break/><text:span text:style-name="T4"><text:tab/>…</text:span></text:p>
      <text:p text:style-name="P22"><text:span text:style-name="T12">Start single player game </text:span></text:p>
      <text:p text:style-name="P23"><text:span text:style-name="T15"><text:tab/>→ Select </text:span><text:span text:style-name="T4">a </text:span><text:span text:style-name="T15">candidate </text:span><text:span text:style-name="T4">(10 / 92 123 276 492) </text:span></text:p>
      <text:p text:style-name="P24">Start multiplayer game</text:p>
      <text:p text:style-name="P22"><text:span text:style-name="T4"><text:tab/>→ Select a group of candidates</text:span></text:p>
      <text:p text:style-name="P25">Options </text:p>
      <text:p text:style-name="P25"><text:tab/>→ Corruption ?</text:p>
      <text:p text:style-name="P25"><text:span text:style-name="T17">(</text:span>Autre ? <text:span text:style-name="T17">Keep it minimal. Credits though?)</text:span></text:p>
      <text:p text:style-name="P25">QUIT <text:tab/></text:p>
      <text:p text:style-name="P25"><text:tab/><text:span text:style-name="T18">You can do that. Can you?</text:span></text:p>
      <text:p text:style-name="P9"/>
      <text:p text:style-name="P9"/>
      <text:p text:style-name="P9"/>
      <text:p text:style-name="P26">Are you listening ?</text:p>
      <text:p text:style-name="P26"/>
      <text:p text:style-name="P27"><text:span text:style-name="T4">As I was saying, we might have several interesting offers for you, if you just answer this simple form. </text:span></text:p>
      <text:p text:style-name="P27"><text:span text:style-name="T4"/></text:p>
      <text:p text:style-name="P27">First question : What is most important in life ?</text:p>
      <text:p text:style-name="P26"><text:span text:style-name="T4"/></text:p>
      <text:p text:style-name="P28"><text:span text:style-name="T4">Sorry, if you mentioned one of the following :</text:span></text:p>
      <text:p text:style-name="P29"><text:span text:style-name="T4"/></text:p>
      <text:p text:style-name="P30"><text:span text:style-name="T4">connections with others (love, friends, family...)</text:span></text:p>
      <text:p text:style-name="P31"><text:span text:style-name="T19">my </text:span><text:span text:style-name="T4">duty, </text:span><text:span text:style-name="T20">helping others, </text:span><text:span text:style-name="T4">self improvement, fulfillment, </text:span></text:p>
      <text:p text:style-name="P31"><text:span text:style-name="T21">achievement, </text:span><text:span text:style-name="T22">creation, leaving a mark</text:span></text:p>
      <text:p text:style-name="P30"><text:span text:style-name="T4">fun, happiness, pleasure, joy...</text:span></text:p>
      <text:p text:style-name="P30"><text:span text:style-name="T4">...enlightenment, spirituality, god, </text:span><text:span text:style-name="T23">transcendence, balance and harmony ?</text:span></text:p>
      <text:p text:style-name="P32"><text:span text:style-name="T23">W</text:span><text:span text:style-name="T4">hy so many </text:span><text:span text:style-name="T24">n</text:span><text:span text:style-name="T4">ames for one box ??</text:span></text:p>
      <text:p text:style-name="P30"><text:span text:style-name="T4">truth, knowledge, exploration</text:span></text:p>
      <text:p text:style-name="P30"><text:span text:style-name="T4"/></text:p>
      <text:p text:style-name="P30"><text:span text:style-name="T4">and of course health, power, beauty, </text:span><text:span text:style-name="T25">money, </text:span><text:span text:style-name="T4">fame and such…</text:span></text:p>
      <text:p text:style-name="P30"><text:span text:style-name="T4"/></text:p>
      <text:p text:style-name="P33"><text:span text:style-name="T4">Even if you said something very logical, like survival</text:span></text:p>
      <text:p text:style-name="P30"><text:span text:style-name="T4">… or if you said something absurd...or something random, like freedom</text:span></text:p>
      <text:p text:style-name="P30"><text:span text:style-name="T4"/></text:p>
      <text:p text:style-name="P29"><text:span text:style-name="T4">Then we have the regret to inform </text:span><text:span text:style-name="T26">you </text:span><text:span text:style-name="T4">that… It’s been said.</text:span></text:p>
      <text:p text:style-name="P29"><text:span text:style-name="T4">Sorry. </text:span><text:span text:style-name="T27">It’s not you, really.</text:span></text:p>
      <text:p text:style-name="P34"><text:span text:style-name="T27">W</text:span><text:span text:style-name="T4">ell...</text:span></text:p>
      <text:p text:style-name="P26"/>
      <text:p text:style-name="P35">Second question <text:s/>: <text:span text:style-name="T4">Well we don’t use that one often, where is it ? </text:span></text:p>
      <text:p text:style-name="P35"/>
      <text:p text:style-name="P36"/>
      <text:p text:style-name="P26"/>
      <text:p text:style-name="P9"><text:span text:style-name="T28">followers vs </text:span>players ?</text:p>
      <text:p text:style-name="P37"/>
      <text:p text:style-name="P37"/>
      <text:p text:style-name="P38"># <text:span text:style-name="T29">Clearly</text:span><text:span text:style-name="T30"> </text:span><text:span text:style-name="T29">a </text:span><text:span text:style-name="T30">win win <text:s/></text:span></text:p>
      <text:p text:style-name="P39">(Around the 18th century, mankind started growing much faster. <text:span text:style-name="T31">And then, even faster</text:span>)</text:p>
      <text:p text:style-name="P39">(=&gt;) I feel like just a couple lives ago, things where still normal, you know what I mean ?</text:p>
      <text:p text:style-name="P39">I’ve been there since before the cold. <text:span text:style-name="T32">I can tell you, </text:span>things were <text:span text:style-name="T33">good man. It’s warm. All the big monsters are gone. The place is final</text:span><text:span text:style-name="T34">ly</text:span><text:span text:style-name="T33"> ours !</text:span></text:p>
      <text:p text:style-name="P40">GG !</text:p>
      <text:p text:style-name="P39"><text:soft-page-break/></text:p>
      <text:p text:style-name="P41"># mirror reflection</text:p>
      <text:p text:style-name="P42">At first we didnt pay much attentio<text:span text:style-name="T28">n here.</text:span></text:p>
      <text:p text:style-name="P43"><text:span text:style-name="T28">L</text:span>ess wait right ? T<text:span text:style-name="T35">he prices</text:span> had been <text:span text:style-name="T31">stable</text:span> for so<text:span text:style-name="T36">ooo</text:span> long anyway, </text:p>
      <text:p text:style-name="P44"><text:span text:style-name="T31">now they </text:span><text:span text:style-name="T37">were going down </text:span><text:span text:style-name="T31">for as far as even I can remember.</text:span><text:span text:style-name="T37"> </text:span></text:p>
      <text:p text:style-name="P45">the time it took was shortened like crazy… It was <text:span text:style-name="T37">incredible. </text:span></text:p>
      <text:p text:style-name="P45"/>
      <text:p text:style-name="P46"><text:span text:style-name="T30"># </text:span>Mode multi</text:p>
      <text:p text:style-name="P42">That’s when <text:span text:style-name="T38">it</text:span> finally became more than a legend, <text:span text:style-name="T38">and even</text:span> normal folks like you and me <text:span text:style-name="T38">reckon it really is a thing. If you had asked me just a few lives ago… Sure I had heard of it. But to believe in it ? No way ! </text:span></text:p>
      <text:p text:style-name="P42"/>
      <text:p text:style-name="P46"># the followers</text:p>
      <text:p text:style-name="P47">Well except for the blue babies i guess, if those really do exist if you ask me, isnt everyone a follower ? Everyone got rules, how do you survive without them ?</text:p>
      <text:p text:style-name="P47">Some have few rules, some have many… <text:span text:style-name="T30">But at the end of the day, </text:span></text:p>
      <text:p text:style-name="P48">they’re what this is all about, right ?</text:p>
      <text:p text:style-name="P48"/>
      <text:p text:style-name="P49"># <text:span text:style-name="T39">karma points</text:span></text:p>
      <text:p text:style-name="P50">see below</text:p>
      <text:p text:style-name="P42"/>
      <text:p text:style-name="P51"># <text:span text:style-name="T29">NG+ rerolls</text:span></text:p>
      <text:p text:style-name="P42">Or weird new trends if you ask me, like that new game plus thing. Who wants to retry the same life over and over again ? OK It’s cheaper, but where’s the fun, where’s the exploration ? We used to jump through time and space , now the kids are like… stuck in the same place, rerolling over and over again… </text:p>
      <text:p text:style-name="P52">i don’t even know why you would want to play like that.</text:p>
      <text:p text:style-name="P52">I know what you’re going to say… It’s not really that new… Actually it’s always existed, and we’ve all done it.</text:p>
      <text:p text:style-name="P52"/>
      <text:p text:style-name="P53"># <text:span text:style-name="T29">A</text:span> level I couldn’t beat</text:p>
      <text:p text:style-name="P52">But we did it for good reasons ! Sure, when you roll a king, you might redo it a few times.</text:p>
      <text:p text:style-name="P52">It’s not every day you dont end up a farmer or a soldier, you know what I meam.</text:p>
      <text:p text:style-name="P54">Or, you know, when you have a nice one from time to time, when nothing too horrible happens, and you meet a few nice people, and you get a bit of time to enjoy with them… </text:p>
      <text:p text:style-name="P55"># </text:p>
      <text:p text:style-name="P55">But kids nowadays, they … ?</text:p>
      <text:p text:style-name="P55"/>
      <text:p text:style-name="P56"># Deflation, Inflation</text:p>
      <text:p text:style-name="P57">But after just a few games… things changed radically. </text:p>
      <text:p text:style-name="P57">Now you have to wait even more than before, and it ke<text:span text:style-name="T40">e</text:span>ps taking more ad more time.</text:p>
      <text:p text:style-name="P57"/>
      <text:p text:style-name="P57"/>
      <text:p text:style-name="P37"/>
      <text:p text:style-name="P37">Our population had been steadily gro<text:span text:style-name="T41">w</text:span>ing, as long as things were going well. </text:p>
      <text:p text:style-name="P37"/>
      <text:p text:style-name="P37"/>
      <text:p text:style-name="P37">by the 20<text:span text:style-name="T42">th</text:span><text:span text:style-name="T43"/></text:p>
      <text:p text:style-name="P37"/>
      <text:p text:style-name="P37"/>
      <text:p text:style-name="P58"><text:span text:style-name="T44">Secret :</text:span> the narrator is a very old soul, who has a very simple (primitive, brutal shallow ??) way of playing the game. </text:p>
      <text:p text:style-name="P58"><text:soft-page-break/><text:span text:style-name="T45">Because he has been playing for a long time, he has heard many things. </text:span></text:p>
      <text:p text:style-name="P58"><text:span text:style-name="T45">Yet the game might not be as simple as he thinks.</text:span></text:p>
      <text:p text:style-name="P58"/>
      <text:p text:style-name="P58">He’s <text:span text:style-name="T46">been a</text:span> brutal man or a cruel woman <text:span text:style-name="T46">many times. </text:span></text:p>
      <text:p text:style-name="P59">his rules <text:span text:style-name="T46">are</text:span> </text:p>
      <text:p text:style-name="P59">take what you want</text:p>
      <text:p text:style-name="P59"/>
      <text:p text:style-name="P59"/>
      <text:p text:style-name="P60">Money : (flame? Crystal <text:s/>time, light ??)</text:p>
      <text:p text:style-name="P60"/>
      <text:p text:style-name="P60"/>
      <text:p text:style-name="P60">black / white : karma points : obtained through following (sacred) rules</text:p>
      <text:p text:style-name="P60"/>
      <text:p text:style-name="P61">yellow : pure happiness, <text:span text:style-name="T47">love </text:span>? </text:p>
      <text:p text:style-name="P61">blue : potential ?</text:p>
      <text:p text:style-name="P61">Purple : </text:p>
      <text:p text:style-name="P60"/>
      <text:p text:style-name="P62">secret : rules are contracts via which you lose the color of your soul. <text:span text:style-name="T48">Even good rules.</text:span><text:span text:style-name="T49"/></text:p>
      <text:p text:style-name="P63">When you say something someone has said before<text:span text:style-name="T49"/></text:p>
      <text:p text:style-name="P63">When you do something someone has done before</text:p>
      <text:p text:style-name="P63"/>
      <text:p text:style-name="P63"/>
      <text:p text:style-name="P64">Powerful players want to live in the world they want to live in. </text:p>
      <text:p text:style-name="P64">They have several rules, like :</text:p>
      <text:p text:style-name="P64"/>
      <text:p text:style-name="P64">People must follow the law. </text:p>
      <text:p text:style-name="P64">I am the law.</text:p>
      <text:p text:style-name="P64"/>
      <text:p text:style-name="P65">Several characters we need</text:p>
      <text:p text:style-name="P65">- a debatable, unreliable narrator who been there a while. Knows a lot, did a lot of good and bad </text:p>
      <text:p text:style-name="P65">- a newbie</text:p>
      <text:p text:style-name="P65"/>
      <text:p text:style-name="P66"># noone can remember this one</text:p>
      <text:p text:style-name="P67"># It’s always hard to remember the few first ones after a while, so when it comes to these… </text:p>
      <text:p text:style-name="P67"># who can tell ?</text:p>
      <text:p text:style-name="P66">first generation, 100 people. They all new, 100 pure blue babies.</text:p>
      <text:p text:style-name="P66">They make 40 couples, everyone has 3 kids. So now there’s 220 of them.</text:p>
      <text:p text:style-name="P66">Thats generation 2, 120 <text:span text:style-name="T50">new blue babies, minus maybe a couple who died young in the first gen.</text:span></text:p>
      <text:p text:style-name="P66"/>
      <text:p text:style-name="P68"># next</text:p>
      <text:p text:style-name="P68">People start dying</text:p>
      <text:p text:style-name="P68">others make more babies</text:p>
      <text:p text:style-name="P68">on generation 3, let’s say </text:p>
      <text:p text:style-name="P68">almost100 people are getting really old</text:p>
      <text:p text:style-name="P68">almost 120 people are not so young </text:p>
      <text:p text:style-name="P68">around 144 little people are growing up </text:p>
      <text:p text:style-name="P68">The vast majority of which, are still blue babies. <text:span text:style-name="T51">Simple.</text:span></text:p>
      <text:p text:style-name="P68"/>
      <text:p text:style-name="P69"># After that, it gets slightly more complicated</text:p>
      <text:p text:style-name="P70">on generation 4,</text:p>
      <text:p text:style-name="P70">More than a 100 people have died for the first time.</text:p>
      <text:p text:style-name="P71">A 120 have gotten old</text:p>
      <text:p text:style-name="P71"><text:soft-page-break/>140<text:span text:style-name="T52">+</text:span> are not so young..</text:p>
      <text:p text:style-name="P71">There’s 170 kids, something like that, who can still count them ??</text:p>
      <text:p text:style-name="P71"/>
      <text:p text:style-name="P72">What happened then ? </text:p>
      <text:p text:style-name="P73">If rule is basically everyone reincarnates as soon as possible :</text:p>
      <text:p text:style-name="P71"/>
      <text:p text:style-name="P71">Not all these kids are blue. <text:span text:style-name="T53">Between more than half </text:span><text:span text:style-name="T54">(100) are returning players</text:span></text:p>
      <text:p text:style-name="P73">their lights are ? <text:span text:style-name="T55">They are occupied for 3 generations</text:span></text:p>
      <text:p text:style-name="P74"/>
      <text:p text:style-name="P75"># gen 5</text:p>
      <text:p text:style-name="P75">200 ++ kids, <text:span text:style-name="T55">120 old ones, 80++ new ones</text:span></text:p>
      <text:p text:style-name="P76">#gen 6</text:p>
      <text:p text:style-name="P76">300 +kids, 170 old, 130 new</text:p>
      <text:p text:style-name="P76"/>
      <text:p text:style-name="P76"># gen 7, problem</text:p>
      <text:p text:style-name="P76">400 kids 300 old, + 100 old from before = 400 </text:p>
      <text:p text:style-name="P76">first totally grey generation</text:p>
      <text:p text:style-name="P77">#gen 8, 9</text:p>
      <text:p text:style-name="P77">still some new souls</text:p>
      <text:p text:style-name="P77"># gens 10+ almost all grey in this scenario </text:p>
      <text:p text:style-name="P77">which means either not everyone gets to reincarnate</text:p>
      <text:p text:style-name="P77">or you need another way to organize reincarnation, make it a business, because some might have to wait longer than others, and more and more. </text:p>
      <text:p text:style-name="P77">Or both</text:p>
      <text:p text:style-name="P77"/>
      <text:p text:style-name="P77"># if people start reincarnating progressively trend would be similar but slower</text:p>
      <text:p text:style-name="P77">in any case at some point there’s much more dead that living, the dead start having to wait but</text:p>
      <text:p text:style-name="P77">let’s say thing are stable as long as population grows steadily, </text:p>
      <text:p text:style-name="P77">which has been the case in like, forever. </text:p>
      <text:p text:style-name="P77"/>
      <text:p text:style-name="P71"/>
      <text:p text:style-name="P71">Alternative : All souls are created new, until someone finds a way ? </text:p>
      <text:p text:style-name="P78">A rule, an invention ?</text:p>
      <text:p text:style-name="P78"/>
      <text:p text:style-name="P79">The first king ?</text:p>
      <text:p text:style-name="P79"/>
      <text:p text:style-name="P79"/>
      <text:p text:style-name="P80">True natural laws / perverted laws (karma points, misguided views of the narrator, etc…)</text:p>
      <text:p text:style-name="P80"/>
      <text:p text:style-name="P81">Get lvl ups through love, by shining.</text:p>
      <text:p text:style-name="P81"/>
      <text:p text:style-name="P81"/>
      <text:p text:style-name="P82">What can you unlock ? <text:span text:style-name="T56">(boxes of what we want)</text:span></text:p>
      <text:p text:style-name="P82"/>
      <text:p text:style-name="P83">Power</text:p>
      <text:p text:style-name="P83"><text:tab/>money</text:p>
      <text:p text:style-name="P83"><text:tab/>status</text:p>
      <text:p text:style-name="P83"><text:tab/><text:span text:style-name="T56">knowledge ?</text:span></text:p>
      <text:p text:style-name="P83"><text:tab/>physical strength / <text:span text:style-name="T57">beauty ??</text:span></text:p>
      <text:p text:style-name="P84"/>
      <text:p text:style-name="P85">health</text:p>
      <text:p text:style-name="P85">love, happines</text:p>
      <text:p text:style-name="P85"><text:soft-page-break/>knowledge, truth ?</text:p>
      <text:p text:style-name="P82"/>
      <text:p text:style-name="P86">The main characters, and what they think this is all about :</text:p>
      <text:p text:style-name="P87">depending what they say is most important in life...</text:p>
      <text:p text:style-name="P86"/>
      <text:p text:style-name="P86">old soldier - its simple :</text:p>
      <text:p text:style-name="P86">survivivi<text:span text:style-name="T58">n</text:span>g</text:p>
      <text:p text:style-name="P86">enjoying, taking what you want.</text:p>
      <text:p text:style-name="P87">It’s all about the money ? / me ?</text:p>
      <text:p text:style-name="P86"/>
      <text:p text:style-name="P88">new soul - </text:p>
      <text:p text:style-name="P88">discovering, exploring. <text:span text:style-name="T59">Prey ? Love ?</text:span></text:p>
      <text:p text:style-name="P88"/>
      <text:p text:style-name="P88"/>
      <text:p text:style-name="P87">8 boxes :</text:p>
      <text:p text:style-name="P87"/>
      <text:p text:style-name="P87">To the question : What is most important in life ? what would be the main answers ?</text:p>
      <text:h text:style-name="P89" text:outline-level="6">ChatGPT a dit :</text:h>
      <text:p text:style-name="P90">The question of what is most important in life is deeply personal and has been answered differently across cultures, philosophies, and individuals. Here's a synthesis of the main answers people might give, categorized by their underlying values or beliefs:</text:p>
      <text:p text:style-name="P91"/>
      <text:h text:style-name="Heading_20_3" text:outline-level="3"><text:span text:style-name="Strong_20_Emphasis"><text:span text:style-name="T60">1. Relationships and Connection</text:span></text:span></text:h>
      <text:list text:style-name="L1">
        <text:list-item>
          <text:p text:style-name="P92"><text:span text:style-name="Strong_20_Emphasis"><text:span text:style-name="T60">Love and Family:</text:span></text:span><text:span text:style-name="T60"> Building meaningful relationships, cherishing loved ones, and creating lasting bonds.</text:span></text:p>
        </text:list-item>
        <text:list-item>
          <text:p text:style-name="P92"><text:span text:style-name="Strong_20_Emphasis"><text:span text:style-name="T60">Friendship:</text:span></text:span><text:span text:style-name="T60"> Sharing experiences and trust with others.</text:span></text:p>
        </text:list-item>
        <text:list-item>
          <text:p text:style-name="P93"><text:span text:style-name="Strong_20_Emphasis"><text:span text:style-name="T60">Community:</text:span></text:span><text:span text:style-name="T60"> Contributing to and belonging to a larger group.</text:span></text:p>
        </text:list-item>
      </text:list>
      <text:p text:style-name="Text_20_body"><text:span text:style-name="Strong_20_Emphasis"><text:span text:style-name="T60">Examples:</text:span></text:span></text:p>
      <text:list text:style-name="L2">
        <text:list-item>
          <text:p text:style-name="P94">"To love and be loved."</text:p>
        </text:list-item>
        <text:list-item>
          <text:p text:style-name="P95">"Spending time with the people who matter most."</text:p>
        </text:list-item>
      </text:list>
      <text:p text:style-name="P91"/>
      <text:h text:style-name="Heading_20_3" text:outline-level="3"><text:span text:style-name="Strong_20_Emphasis"><text:span text:style-name="T60">2. Personal Fulfillment and Growth</text:span></text:span></text:h>
      <text:list text:style-name="L3">
        <text:list-item>
          <text:p text:style-name="P96"><text:span text:style-name="Strong_20_Emphasis"><text:span text:style-name="T60">Happiness and Joy:</text:span></text:span><text:span text:style-name="T60"> Pursuing what brings you pleasure and contentment.</text:span></text:p>
        </text:list-item>
        <text:list-item>
          <text:p text:style-name="P96"><text:span text:style-name="Strong_20_Emphasis"><text:span text:style-name="T60">Purpose and Meaning:</text:span></text:span><text:span text:style-name="T60"> Finding something bigger than yourself to live for, like a mission, career, or creative passion.</text:span></text:p>
        </text:list-item>
        <text:list-item>
          <text:p text:style-name="P97"><text:span text:style-name="Strong_20_Emphasis"><text:span text:style-name="T60">Self-Improvement:</text:span></text:span><text:span text:style-name="T60"> Learning, growing, and becoming the best version of yourself.</text:span></text:p>
        </text:list-item>
      </text:list>
      <text:p text:style-name="Text_20_body"><text:span text:style-name="Strong_20_Emphasis"><text:span text:style-name="T60">Examples:</text:span></text:span></text:p>
      <text:list text:style-name="L4">
        <text:list-item>
          <text:p text:style-name="P98">"To leave the world a little better than I found it."</text:p>
        </text:list-item>
        <text:list-item>
          <text:p text:style-name="P99">"To follow my dreams and be true to myself."</text:p>
        </text:list-item>
      </text:list>
      <text:p text:style-name="P91"/>
      <text:h text:style-name="Heading_20_3" text:outline-level="3"><text:soft-page-break/><text:span text:style-name="Strong_20_Emphasis"><text:span text:style-name="T60">3. Service and Contribution</text:span></text:span></text:h>
      <text:list text:style-name="L5">
        <text:list-item>
          <text:p text:style-name="P100"><text:span text:style-name="Strong_20_Emphasis"><text:span text:style-name="T60">Helping Others:</text:span></text:span><text:span text:style-name="T60"> Acts of kindness, charity, and service to make a difference in others' lives.</text:span></text:p>
        </text:list-item>
        <text:list-item>
          <text:p text:style-name="P100"><text:span text:style-name="Strong_20_Emphasis"><text:span text:style-name="T60">Legacy:</text:span></text:span><text:span text:style-name="T60"> Creating something enduring that outlives you—be it art, children, or change.</text:span></text:p>
        </text:list-item>
        <text:list-item>
          <text:p text:style-name="P101"><text:span text:style-name="Strong_20_Emphasis"><text:span text:style-name="T60">Responsibility:</text:span></text:span><text:span text:style-name="T60"> Acting for the good of society, protecting the environment, or championing justice.</text:span></text:p>
        </text:list-item>
      </text:list>
      <text:p text:style-name="Text_20_body"><text:span text:style-name="Strong_20_Emphasis"><text:span text:style-name="T60">Examples:</text:span></text:span></text:p>
      <text:list text:style-name="L6">
        <text:list-item>
          <text:p text:style-name="P102">"To serve others and make the world better."</text:p>
        </text:list-item>
        <text:list-item>
          <text:p text:style-name="P103">"To leave a legacy of kindness."</text:p>
        </text:list-item>
      </text:list>
      <text:p text:style-name="P91"/>
      <text:h text:style-name="Heading_20_3" text:outline-level="3"><text:span text:style-name="Strong_20_Emphasis"><text:span text:style-name="T60">4. Freedom and Autonomy</text:span></text:span></text:h>
      <text:list text:style-name="L7">
        <text:list-item>
          <text:p text:style-name="P104"><text:span text:style-name="Strong_20_Emphasis"><text:span text:style-name="T60">Independence:</text:span></text:span><text:span text:style-name="T60"> Living life on your terms without external constraints.</text:span></text:p>
        </text:list-item>
        <text:list-item>
          <text:p text:style-name="P105"><text:span text:style-name="Strong_20_Emphasis"><text:span text:style-name="T60">Adventure and Exploration:</text:span></text:span><text:span text:style-name="T60"> Experiencing the world fully, embracing risks, and seeking out the unknown.</text:span></text:p>
        </text:list-item>
      </text:list>
      <text:p text:style-name="Text_20_body"><text:span text:style-name="Strong_20_Emphasis"><text:span text:style-name="T60">Examples:</text:span></text:span></text:p>
      <text:list text:style-name="L8">
        <text:list-item>
          <text:p text:style-name="P106">"To live freely and fully."</text:p>
        </text:list-item>
        <text:list-item>
          <text:p text:style-name="P107">"To explore and experience all life has to offer."</text:p>
        </text:list-item>
      </text:list>
      <text:p text:style-name="P91"/>
      <text:h text:style-name="Heading_20_3" text:outline-level="3"><text:span text:style-name="Strong_20_Emphasis"><text:span text:style-name="T60">5. Spirituality and Transcendence</text:span></text:span></text:h>
      <text:list text:style-name="L9">
        <text:list-item>
          <text:p text:style-name="P108"><text:span text:style-name="Strong_20_Emphasis"><text:span text:style-name="T60">Connection to the Divine:</text:span></text:span><text:span text:style-name="T60"> Seeking unity with God, the universe, or a higher power.</text:span></text:p>
        </text:list-item>
        <text:list-item>
          <text:p text:style-name="P108"><text:span text:style-name="Strong_20_Emphasis"><text:span text:style-name="T60">Inner Peace:</text:span></text:span><text:span text:style-name="T60"> Cultivating serenity, mindfulness, and acceptance.</text:span></text:p>
        </text:list-item>
        <text:list-item>
          <text:p text:style-name="P109"><text:span text:style-name="Strong_20_Emphasis"><text:span text:style-name="T60">Eternity:</text:span></text:span><text:span text:style-name="T60"> Focusing on the soul’s journey, enlightenment, or life after death.</text:span></text:p>
        </text:list-item>
      </text:list>
      <text:p text:style-name="Text_20_body"><text:span text:style-name="Strong_20_Emphasis"><text:span text:style-name="T60">Examples:</text:span></text:span></text:p>
      <text:list text:style-name="L10">
        <text:list-item>
          <text:p text:style-name="P110">"To align myself with the will of God."</text:p>
        </text:list-item>
        <text:list-item>
          <text:p text:style-name="P111">"To seek inner peace and enlightenment."</text:p>
        </text:list-item>
      </text:list>
      <text:p text:style-name="P91"/>
      <text:h text:style-name="Heading_20_3" text:outline-level="3"><text:span text:style-name="Strong_20_Emphasis"><text:span text:style-name="T60">6. Survival and Stability</text:span></text:span></text:h>
      <text:list text:style-name="L11">
        <text:list-item>
          <text:p text:style-name="P112"><text:span text:style-name="Strong_20_Emphasis"><text:span text:style-name="T60">Health:</text:span></text:span><text:span text:style-name="T60"> Maintaining physical and mental well-being.</text:span></text:p>
        </text:list-item>
        <text:list-item>
          <text:p text:style-name="P112"><text:span text:style-name="Strong_20_Emphasis"><text:span text:style-name="T60">Safety:</text:span></text:span><text:span text:style-name="T60"> Ensuring a secure environment for yourself and your loved ones.</text:span></text:p>
        </text:list-item>
        <text:list-item>
          <text:p text:style-name="P113"><text:span text:style-name="Strong_20_Emphasis"><text:span text:style-name="T60">Basic Needs:</text:span></text:span><text:span text:style-name="T60"> Access to food, shelter, and financial stability.</text:span></text:p>
        </text:list-item>
      </text:list>
      <text:p text:style-name="Text_20_body"><text:span text:style-name="Strong_20_Emphasis"><text:span text:style-name="T60">Examples:</text:span></text:span></text:p>
      <text:list text:style-name="L12">
        <text:list-item>
          <text:p text:style-name="P114">"To stay healthy and safe."</text:p>
        </text:list-item>
        <text:list-item>
          <text:p text:style-name="P115">"To provide for my family."</text:p>
        </text:list-item>
      </text:list>
      <text:p text:style-name="P91"/>
      <text:h text:style-name="Heading_20_3" text:outline-level="3"><text:span text:style-name="Strong_20_Emphasis"><text:span text:style-name="T60">7. Balance and Harmony</text:span></text:span></text:h>
      <text:list text:style-name="L13">
        <text:list-item>
          <text:p text:style-name="P116"><text:span text:style-name="Strong_20_Emphasis"><text:span text:style-name="T60">Equilibrium:</text:span></text:span><text:span text:style-name="T60"> Managing all aspects of life—work, relationships, and self-care—in harmony.</text:span></text:p>
        </text:list-item>
        <text:list-item>
          <text:p text:style-name="P117"><text:soft-page-break/><text:span text:style-name="Strong_20_Emphasis"><text:span text:style-name="T60">Simplicity:</text:span></text:span><text:span text:style-name="T60"> Focusing on the small joys and avoiding unnecessary complications.</text:span></text:p>
        </text:list-item>
      </text:list>
      <text:p text:style-name="Text_20_body"><text:span text:style-name="Strong_20_Emphasis"><text:span text:style-name="T60">Examples:</text:span></text:span></text:p>
      <text:list text:style-name="L14">
        <text:list-item>
          <text:p text:style-name="P118">"To live a balanced life."</text:p>
        </text:list-item>
        <text:list-item>
          <text:p text:style-name="P119">"To find joy in the simple things."</text:p>
        </text:list-item>
      </text:list>
      <text:p text:style-name="P91"/>
      <text:h text:style-name="Heading_20_3" text:outline-level="3"><text:span text:style-name="Strong_20_Emphasis"><text:span text:style-name="T60">8. Legacy and Achievement</text:span></text:span></text:h>
      <text:list text:style-name="L15">
        <text:list-item>
          <text:p text:style-name="P120"><text:span text:style-name="Strong_20_Emphasis"><text:span text:style-name="T60">Success:</text:span></text:span><text:span text:style-name="T60"> Accomplishing goals and gaining recognition.</text:span></text:p>
        </text:list-item>
        <text:list-item>
          <text:p text:style-name="P120"><text:span text:style-name="Strong_20_Emphasis"><text:span text:style-name="T60">Mastery:</text:span></text:span><text:span text:style-name="T60"> Excelling in a skill, profession, or art form.</text:span></text:p>
        </text:list-item>
        <text:list-item>
          <text:p text:style-name="P121"><text:span text:style-name="Strong_20_Emphasis"><text:span text:style-name="T60">Making an Impact:</text:span></text:span><text:span text:style-name="T60"> Influencing others or shaping the course of history.</text:span></text:p>
        </text:list-item>
      </text:list>
      <text:p text:style-name="Text_20_body"><text:span text:style-name="Strong_20_Emphasis"><text:span text:style-name="T60">Examples:</text:span></text:span></text:p>
      <text:list text:style-name="L16">
        <text:list-item>
          <text:p text:style-name="P122">"To achieve greatness and make my mark."</text:p>
        </text:list-item>
        <text:list-item>
          <text:p text:style-name="P123">"To reach the pinnacle of my potential."</text:p>
        </text:list-item>
      </text:list>
      <text:p text:style-name="P87"/>
      <text:p text:style-name="P88"/>
      <text:p text:style-name="P86"/>
      <text:p text:style-name="P86">I<text:span text:style-name="T61">n</text:span> my story , What is most important in life ? might be the question the reincarnation office asks you. you give your presonal nst truth, tey say i see... or mmm i've heard that before. What could one answer that has never been answered ??</text:p>
      <text:h text:style-name="P89" text:outline-level="6">ChatGPT a dit :</text:h>
      <text:p text:style-name="P90">What a fascinating concept! If the reincarnation office has heard nearly every answer before, a truly unique response would need to challenge conventional perspectives, transcend common values, or reflect an utterly unique way of perceiving existence.</text:p>
      <text:p text:style-name="P90">Here are some possible answers that could leave the reincarnation office intrigued or genuinely stumped:</text:p>
      <text:p text:style-name="P91"/>
      <text:h text:style-name="Heading_20_3" text:outline-level="3"><text:span text:style-name="Strong_20_Emphasis"><text:span text:style-name="T60">1. Meta-Existential Answers</text:span></text:span></text:h>
      <text:list text:style-name="L17">
        <text:list-item>
          <text:p text:style-name="P124"><text:span text:style-name="Strong_20_Emphasis"><text:span text:style-name="T60">"To understand the question itself."</text:span></text:span></text:p>
          <text:list>
            <text:list-item>
              <text:p text:style-name="P125">This suggests the person sees the question as part of the puzzle of life itself, aiming to explore why such a question even matters.</text:p>
            </text:list-item>
            <text:list-item>
              <text:p text:style-name="P126"><text:span text:style-name="T60">Possible response: </text:span><text:span text:style-name="Emphasis"><text:span text:style-name="T60">“Ah, now we’re playing the same game, are we?”</text:span></text:span></text:p>
            </text:list-item>
          </text:list>
        </text:list-item>
        <text:list-item>
          <text:p text:style-name="P124"><text:span text:style-name="Strong_20_Emphasis"><text:span text:style-name="T60">"To see what happens next."</text:span></text:span></text:p>
          <text:list>
            <text:list-item>
              <text:p text:style-name="P125">A bold, curious response that sidesteps deeper meanings entirely, focused on the unfolding of existence.</text:p>
            </text:list-item>
            <text:list-item>
              <text:p text:style-name="P126"><text:span text:style-name="T60">Possible response: </text:span><text:span text:style-name="Emphasis"><text:span text:style-name="T60">“Interesting. Simple... yet open-ended.”</text:span></text:span></text:p>
            </text:list-item>
          </text:list>
        </text:list-item>
        <text:list-item>
          <text:p text:style-name="P124"><text:span text:style-name="Strong_20_Emphasis"><text:span text:style-name="T60">"To become the question."</text:span></text:span></text:p>
          <text:list>
            <text:list-item>
              <text:p text:style-name="P125">Reflects a desire to embody inquiry, rather than seek answers.</text:p>
            </text:list-item>
            <text:list-item>
              <text:p text:style-name="P124"><text:span text:style-name="T60">Possible response: </text:span><text:span text:style-name="Emphasis"><text:span text:style-name="T60">“Now that is a strange paradox.”</text:span></text:span></text:p>
            </text:list-item>
          </text:list>
        </text:list-item>
      </text:list>
      <text:p text:style-name="P91"/>
      <text:h text:style-name="Heading_20_3" text:outline-level="3"><text:soft-page-break/><text:span text:style-name="Strong_20_Emphasis"><text:span text:style-name="T60">2. Inversion of Values</text:span></text:span></text:h>
      <text:list text:style-name="L18">
        <text:list-item>
          <text:p text:style-name="P127"><text:span text:style-name="Strong_20_Emphasis"><text:span text:style-name="T60">"To live without meaning."</text:span></text:span></text:p>
          <text:list>
            <text:list-item>
              <text:p text:style-name="P128"><text:span text:style-name="T60">A rejection of the premise that life </text:span><text:span text:style-name="Emphasis"><text:span text:style-name="T60">needs</text:span></text:span><text:span text:style-name="T60"> a purpose, embracing life as it is.</text:span></text:p>
            </text:list-item>
            <text:list-item>
              <text:p text:style-name="P128"><text:span text:style-name="T60">Possible response: </text:span><text:span text:style-name="Emphasis"><text:span text:style-name="T60">“...That is a rare one. What color are you, I wonder?”</text:span></text:span></text:p>
            </text:list-item>
          </text:list>
        </text:list-item>
        <text:list-item>
          <text:p text:style-name="P127"><text:span text:style-name="Strong_20_Emphasis"><text:span text:style-name="T60">"To destroy what is most important."</text:span></text:span></text:p>
          <text:list>
            <text:list-item>
              <text:p text:style-name="P129">A provocative answer from someone embracing chaos or challenging the rigidity of existence.</text:p>
            </text:list-item>
            <text:list-item>
              <text:p text:style-name="P128"><text:span text:style-name="T60">Possible response: </text:span><text:span text:style-name="Emphasis"><text:span text:style-name="T60">“You have our attention… Proceed.”</text:span></text:span></text:p>
            </text:list-item>
          </text:list>
        </text:list-item>
        <text:list-item>
          <text:p text:style-name="P127"><text:span text:style-name="Strong_20_Emphasis"><text:span text:style-name="T60">"To lose myself completely."</text:span></text:span></text:p>
          <text:list>
            <text:list-item>
              <text:p text:style-name="P129">Suggests a desire for total dissolution of the self, ego, or identity—radical transcendence.</text:p>
            </text:list-item>
            <text:list-item>
              <text:p text:style-name="P127"><text:span text:style-name="T60">Possible response: </text:span><text:span text:style-name="Emphasis"><text:span text:style-name="T60">“Lose yourself... Or find everything?”</text:span></text:span></text:p>
            </text:list-item>
          </text:list>
        </text:list-item>
      </text:list>
      <text:p text:style-name="P91"/>
      <text:h text:style-name="Heading_20_3" text:outline-level="3"><text:span text:style-name="Strong_20_Emphasis"><text:span text:style-name="T60">3. Hyper-Specific and Obscure</text:span></text:span></text:h>
      <text:list text:style-name="L19">
        <text:list-item>
          <text:p text:style-name="P130"><text:span text:style-name="Strong_20_Emphasis"><text:span text:style-name="T60">"To hear the sound of sunlight."</text:span></text:span></text:p>
          <text:list>
            <text:list-item>
              <text:p text:style-name="P131">A poetic and surreal answer, invoking synesthetic or dreamlike imagery that’s uniquely personal.</text:p>
            </text:list-item>
            <text:list-item>
              <text:p text:style-name="P132"><text:span text:style-name="T60">Possible response: </text:span><text:span text:style-name="Emphasis"><text:span text:style-name="T60">“...I see. Or rather, I feel it.”</text:span></text:span></text:p>
            </text:list-item>
          </text:list>
        </text:list-item>
        <text:list-item>
          <text:p text:style-name="P130"><text:span text:style-name="Strong_20_Emphasis"><text:span text:style-name="T60">"To touch the first thought."</text:span></text:span></text:p>
          <text:list>
            <text:list-item>
              <text:p text:style-name="P131">Suggests a yearning to return to the origin of consciousness itself.</text:p>
            </text:list-item>
            <text:list-item>
              <text:p text:style-name="P132"><text:span text:style-name="T60">Possible response: </text:span><text:span text:style-name="Emphasis"><text:span text:style-name="T60">“What would it feel like, I wonder?”</text:span></text:span></text:p>
            </text:list-item>
          </text:list>
        </text:list-item>
        <text:list-item>
          <text:p text:style-name="P130"><text:span text:style-name="Strong_20_Emphasis"><text:span text:style-name="T60">"To give my shadow a name."</text:span></text:span></text:p>
          <text:list>
            <text:list-item>
              <text:p text:style-name="P131">Symbolic of deep introspection or reconciliation with one’s darker self.</text:p>
            </text:list-item>
            <text:list-item>
              <text:p text:style-name="P130"><text:span text:style-name="T60">Possible response: </text:span><text:span text:style-name="Emphasis"><text:span text:style-name="T60">“That is… novel.”</text:span></text:span></text:p>
            </text:list-item>
          </text:list>
        </text:list-item>
      </text:list>
      <text:p text:style-name="P91"/>
      <text:h text:style-name="Heading_20_3" text:outline-level="3"><text:span text:style-name="Strong_20_Emphasis"><text:span text:style-name="T60">4. Rule-Breaking Responses</text:span></text:span></text:h>
      <text:list text:style-name="L20">
        <text:list-item>
          <text:p text:style-name="P133"><text:span text:style-name="Strong_20_Emphasis"><text:span text:style-name="T60">"You tell me. What’s your answer?"</text:span></text:span></text:p>
          <text:list>
            <text:list-item>
              <text:p text:style-name="P134">Throws the question back at the office, turning the interrogator into the subject.</text:p>
            </text:list-item>
            <text:list-item>
              <text:p text:style-name="P135"><text:span text:style-name="T60">Possible response: </text:span><text:span text:style-name="Emphasis"><text:span text:style-name="T60">“We do not answer. But clever…”</text:span></text:span></text:p>
            </text:list-item>
          </text:list>
        </text:list-item>
        <text:list-item>
          <text:p text:style-name="P133"><text:span text:style-name="Strong_20_Emphasis"><text:span text:style-name="T60">"I refuse to answer."</text:span></text:span></text:p>
          <text:list>
            <text:list-item>
              <text:p text:style-name="P134">Defiance of the premise entirely, asserting independence.</text:p>
            </text:list-item>
            <text:list-item>
              <text:p text:style-name="P135"><text:span text:style-name="T60">Possible response: </text:span><text:span text:style-name="Emphasis"><text:span text:style-name="T60">“...And yet, that is an answer.”</text:span></text:span></text:p>
            </text:list-item>
          </text:list>
        </text:list-item>
        <text:list-item>
          <text:p text:style-name="P133"><text:span text:style-name="Strong_20_Emphasis"><text:span text:style-name="T60">"I reject the game itself."</text:span></text:span></text:p>
          <text:list>
            <text:list-item>
              <text:p text:style-name="P134">A denial of the reincarnation process or life’s cyclical nature.</text:p>
            </text:list-item>
            <text:list-item>
              <text:p text:style-name="P133"><text:span text:style-name="T60">Possible response: </text:span><text:span text:style-name="Emphasis"><text:span text:style-name="T60">“A rare, dangerous position. Let us see.”</text:span></text:span></text:p>
            </text:list-item>
          </text:list>
        </text:list-item>
      </text:list>
      <text:p text:style-name="P91"/>
      <text:h text:style-name="Heading_20_3" text:outline-level="3"><text:soft-page-break/><text:span text:style-name="Strong_20_Emphasis"><text:span text:style-name="T60">5. Paradoxes and Contradictions</text:span></text:span></text:h>
      <text:list text:style-name="L21">
        <text:list-item>
          <text:p text:style-name="P136"><text:span text:style-name="Strong_20_Emphasis"><text:span text:style-name="T60">"To find what I already have."</text:span></text:span></text:p>
          <text:list>
            <text:list-item>
              <text:p text:style-name="P137">Reflects a belief that life is a cycle of rediscovering what is eternal or ever-present.</text:p>
            </text:list-item>
            <text:list-item>
              <text:p text:style-name="P138"><text:span text:style-name="T60">Possible response: </text:span><text:span text:style-name="Emphasis"><text:span text:style-name="T60">“That is… refreshingly circular.”</text:span></text:span></text:p>
            </text:list-item>
          </text:list>
        </text:list-item>
        <text:list-item>
          <text:p text:style-name="P136"><text:span text:style-name="Strong_20_Emphasis"><text:span text:style-name="T60">"To create something that cannot be created."</text:span></text:span></text:p>
          <text:list>
            <text:list-item>
              <text:p text:style-name="P137">Suggests an impossible ambition, driven by limitless curiosity or defiance of natural laws.</text:p>
            </text:list-item>
            <text:list-item>
              <text:p text:style-name="P138"><text:span text:style-name="T60">Possible response: </text:span><text:span text:style-name="Emphasis"><text:span text:style-name="T60">“And how would you begin such a task?”</text:span></text:span></text:p>
            </text:list-item>
          </text:list>
        </text:list-item>
        <text:list-item>
          <text:p text:style-name="P136"><text:span text:style-name="Strong_20_Emphasis"><text:span text:style-name="T60">"To be the answer and the question simultaneously."</text:span></text:span></text:p>
          <text:list>
            <text:list-item>
              <text:p text:style-name="P137">A paradoxical response that challenges the boundaries of understanding.</text:p>
            </text:list-item>
            <text:list-item>
              <text:p text:style-name="P136"><text:span text:style-name="T60">Possible response: </text:span><text:span text:style-name="Emphasis"><text:span text:style-name="T60">“...You might already be both.”</text:span></text:span></text:p>
            </text:list-item>
          </text:list>
        </text:list-item>
      </text:list>
      <text:p text:style-name="P91"/>
      <text:h text:style-name="Heading_20_3" text:outline-level="3"><text:span text:style-name="Strong_20_Emphasis"><text:span text:style-name="T60">6. Answers Rooted in Humor or Simplicity</text:span></text:span></text:h>
      <text:list text:style-name="L22">
        <text:list-item>
          <text:p text:style-name="P139"><text:span text:style-name="Strong_20_Emphasis"><text:span text:style-name="T60">"To find the perfect sandwich."</text:span></text:span></text:p>
          <text:list>
            <text:list-item>
              <text:p text:style-name="P140">A humorous and grounded answer that sidesteps profundity for personal joy.</text:p>
            </text:list-item>
            <text:list-item>
              <text:p text:style-name="P141"><text:span text:style-name="T60">Possible response: </text:span><text:span text:style-name="Emphasis"><text:span text:style-name="T60">“We’ve heard of wine and bread, but this… this is new.”</text:span></text:span></text:p>
            </text:list-item>
          </text:list>
        </text:list-item>
        <text:list-item>
          <text:p text:style-name="P139"><text:span text:style-name="Strong_20_Emphasis"><text:span text:style-name="T60">"To have one good nap."</text:span></text:span></text:p>
          <text:list>
            <text:list-item>
              <text:p text:style-name="P140">A minimalist and relatable answer, valuing a singular, simple experience.</text:p>
            </text:list-item>
            <text:list-item>
              <text:p text:style-name="P141"><text:span text:style-name="T60">Possible response: </text:span><text:span text:style-name="Emphasis"><text:span text:style-name="T60">“A modest soul. Unexpected.”</text:span></text:span></text:p>
            </text:list-item>
          </text:list>
        </text:list-item>
        <text:list-item>
          <text:p text:style-name="P139"><text:span text:style-name="Strong_20_Emphasis"><text:span text:style-name="T60">"To keep the line moving."</text:span></text:span></text:p>
          <text:list>
            <text:list-item>
              <text:p text:style-name="P140">A cheeky, pragmatic response to the bureaucracy of reincarnation.</text:p>
            </text:list-item>
            <text:list-item>
              <text:p text:style-name="P139"><text:span text:style-name="T60">Possible response: </text:span><text:span text:style-name="Emphasis"><text:span text:style-name="T60">“Efficiency. Admirable.”</text:span></text:span></text:p>
            </text:list-item>
          </text:list>
        </text:list-item>
      </text:list>
      <text:p text:style-name="P91"/>
      <text:h text:style-name="Heading_20_3" text:outline-level="3"><text:span text:style-name="Strong_20_Emphasis"><text:span text:style-name="T60">7. Unanswerable Mysticism</text:span></text:span></text:h>
      <text:list text:style-name="L23">
        <text:list-item>
          <text:p text:style-name="P142"><text:span text:style-name="Strong_20_Emphasis"><text:span text:style-name="T60">"To remember the thing I’ve already forgotten."</text:span></text:span></text:p>
          <text:list>
            <text:list-item>
              <text:p text:style-name="P143">Suggests the person feels life’s meaning is tied to something lost in the depths of their memory.</text:p>
            </text:list-item>
            <text:list-item>
              <text:p text:style-name="P144"><text:span text:style-name="T60">Possible response: </text:span><text:span text:style-name="Emphasis"><text:span text:style-name="T60">“What was it, I wonder?”</text:span></text:span></text:p>
            </text:list-item>
          </text:list>
        </text:list-item>
        <text:list-item>
          <text:p text:style-name="P142"><text:span text:style-name="Strong_20_Emphasis"><text:span text:style-name="T60">"To be the first light and the final shadow."</text:span></text:span></text:p>
          <text:list>
            <text:list-item>
              <text:p text:style-name="P143">A cryptic, cosmic answer invoking imagery of creation and destruction.</text:p>
            </text:list-item>
            <text:list-item>
              <text:p text:style-name="P144"><text:span text:style-name="T60">Possible response: </text:span><text:span text:style-name="Emphasis"><text:span text:style-name="T60">“Hmm. A poet among us…”</text:span></text:span></text:p>
            </text:list-item>
          </text:list>
        </text:list-item>
        <text:list-item>
          <text:p text:style-name="P142"><text:span text:style-name="Strong_20_Emphasis"><text:span text:style-name="T60">"To unmake the stars."</text:span></text:span></text:p>
          <text:list>
            <text:list-item>
              <text:p text:style-name="P143">Suggests a deep, unfathomable connection to the universe’s structure itself.</text:p>
            </text:list-item>
            <text:list-item>
              <text:p text:style-name="P142"><text:span text:style-name="T60">Possible response: </text:span><text:span text:style-name="Emphasis"><text:span text:style-name="T60">“...Ambitious.”</text:span></text:span></text:p>
            </text:list-item>
          </text:list>
        </text:list-item>
      </text:list>
      <text:p text:style-name="P8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23:36:52.464438703</meta:creation-date>
    <dc:date>2024-11-28T13:04:46.864188599</dc:date>
    <meta:editing-duration>P1DT12H43M1S</meta:editing-duration>
    <meta:editing-cycles>105</meta:editing-cycles>
    <meta:generator>LibreOffice/24.8.3.2$Linux_X86_64 LibreOffice_project/480$Build-2</meta:generator>
    <meta:document-statistic meta:table-count="0" meta:image-count="0" meta:object-count="0" meta:page-count="10" meta:paragraph-count="314" meta:word-count="2989" meta:character-count="16538" meta:non-whitespace-character-count="13906"/>
  </office:meta>
</office:document-meta>
</file>